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CachedResponse.setAlternativeResponse( byte [ ]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achedResponse.ExtendedCachedResponse( SourceValidity [ ] validityObjects , byte [ ] response ,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achedResponse.getAlter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achedResponse.ExtendedCachedResponse( SourceValidity [ ] validityObjects , byte [ ]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achedResponse.ExtendedCachedResponse( SourceValidity validityObject , byte [ ]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